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Copy.cloneChildren( ReportTreeNode to , ReportTreeNode fro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Copy.setCopiedNodes( ReportTreeNode nodes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Copy.cloneTreeNode( Report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Copy.getCopiedNo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Copy.getCopied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Copy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Copy.doAction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Copy.cloneTreeNodes( ReportTreeNode nodes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rtCopy.setCopiedNode( Report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